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 bój się, nie lękaj się</text:span><text:span text:style-name="T1"><text:line-break/></text:span><text:span text:style-name="T1">Bóg sam wystarczy,</text:span><text:span text:style-name="T1"><text:line-break/></text:span><text:span text:style-name="T1">Bóg sam wystarcz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ostań tu i ze mną się módl</text:span><text:span text:style-name="T1"><text:line-break/></text:span><text:span text:style-name="T1">Razem czuwajmy,</text:span><text:span text:style-name="T1"><text:line-break/></text:span><text:span text:style-name="T1">razem czuwajm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6T15:44:34</meta:creation-date>
    <dc:creator>Woda Życia</dc:creator>
    <dc:date>2016-03-21T19:30:32.84</dc:date>
    <dc:language>pl-PL</dc:language>
    <meta:editing-cycles>7</meta:editing-cycles>
    <meta:editing-duration>PT2M25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